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03</text:p>
          </table:table-cell>
          <table:table-cell table:number-columns-repeated="2"/>
          <table:table-cell office:value-type="string" calcext:value-type="string">
            <text:p>A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tonian</text:p>
          </table:table-cell>
          <table:table-cell office:value-type="float" office:value="2850" calcext:value-type="float">
            <text:p>2850</text:p>
          </table:table-cell>
          <table:table-cell table:number-columns-repeated="2"/>
          <table:table-cell office:value-type="float" office:value="2540" calcext:value-type="float">
            <text:p>2540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office:value-type="float" office:value="3950" calcext:value-type="float">
            <text:p>3950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office:value-type="float" office:value="4450" calcext:value-type="float">
            <text:p>445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6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6:04:47.371589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20-02-10T10:32:38.227536754</dc:date>
    <meta:editing-duration>PT20M46S</meta:editing-duration>
    <meta:editing-cycles>2</meta:editing-cycles>
    <meta:document-statistic meta:table-count="1" meta:cell-count="21" meta:object-count="0"/>
  </office:meta>
</office:document-meta>
</file>